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/>
    </style:style>
    <style:style style:name="ce2" style:family="table-cell" style:parent-style-name="Default">
      <style:text-properties style:font-name="Sylfaen" fo:font-weight="bold" style:font-weight-asian="bold" style:font-weight-complex="bold"/>
    </style:style>
    <style:style style:name="ce3" style:family="table-cell" style:parent-style-name="Default">
      <style:text-properties style:font-name="Sylfaen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1.385cm" svg:y="5.46cm">
            <draw:object draw:notify-on-update-of-ranges="Feuille1.A3:Feuille1.A36 Feuille1.B3:Feuille1.B36 Feuille1.C3:Feuille1.C36 Feuille1.D3:Feuille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Join cost</text:p>
          </table:table-cell>
          <table:table-cell table:style-name="ce2"/>
          <table:table-cell table:style-name="ce2" office:value-type="string" calcext:value-type="string">
            <text:p>Wages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((([.$A3]+1)^2)/4)+20" office:value-type="float" office:value="26.25" calcext:value-type="float">
            <text:p>26,25</text:p>
          </table:table-cell>
          <table:table-cell table:formula="of:=([.A3]^2)/([.$A3]^0.5)/2" office:value-type="float" office:value="4" calcext:value-type="float">
            <text:p>4</text:p>
          </table:table-cell>
          <table:table-cell table:formula="of:=((([.$A3]+8)*2)^2)/([.$A3]+6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((([.$A4]+1)^2)/4)+20" office:value-type="float" office:value="32.25" calcext:value-type="float">
            <text:p>32,25</text:p>
          </table:table-cell>
          <table:table-cell table:formula="of:=([.A4]^2)/([.$A4]^0.5)/2" office:value-type="float" office:value="7.34846922834953" calcext:value-type="float">
            <text:p>7,3484692283</text:p>
          </table:table-cell>
          <table:table-cell table:formula="of:=((([.$A4]+8)*2)^2)/([.$A4]+60)" office:value-type="float" office:value="11.8787878787879" calcext:value-type="float">
            <text:p>11,8787878788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formula="of:=((([.$A5]+1)^2)/4)+20" office:value-type="float" office:value="40.25" calcext:value-type="float">
            <text:p>40,25</text:p>
          </table:table-cell>
          <table:table-cell table:formula="of:=([.A5]^2)/([.$A5]^0.5)/2" office:value-type="float" office:value="11.3137084989848" calcext:value-type="float">
            <text:p>11,313708499</text:p>
          </table:table-cell>
          <table:table-cell table:formula="of:=((([.$A5]+8)*2)^2)/([.$A5]+60)" office:value-type="float" office:value="15.0588235294118" calcext:value-type="float">
            <text:p>15,0588235294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((([.$A6]+1)^2)/4)+20" office:value-type="float" office:value="50.25" calcext:value-type="float">
            <text:p>50,25</text:p>
          </table:table-cell>
          <table:table-cell table:formula="of:=([.A6]^2)/([.$A6]^0.5)/2" office:value-type="float" office:value="15.8113883008419" calcext:value-type="float">
            <text:p>15,8113883008</text:p>
          </table:table-cell>
          <table:table-cell table:formula="of:=((([.$A6]+8)*2)^2)/([.$A6]+60)" office:value-type="float" office:value="18.5142857142857" calcext:value-type="float">
            <text:p>18,5142857143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formula="of:=((([.$A7]+1)^2)/4)+20" office:value-type="float" office:value="62.25" calcext:value-type="float">
            <text:p>62,25</text:p>
          </table:table-cell>
          <table:table-cell table:formula="of:=([.A7]^2)/([.$A7]^0.5)/2" office:value-type="float" office:value="20.7846096908265" calcext:value-type="float">
            <text:p>20,7846096908</text:p>
          </table:table-cell>
          <table:table-cell table:formula="of:=((([.$A7]+8)*2)^2)/([.$A7]+60)" office:value-type="float" office:value="22.2222222222222" calcext:value-type="float">
            <text:p>22,2222222222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formula="of:=((([.$A8]+1)^2)/4)+20" office:value-type="float" office:value="76.25" calcext:value-type="float">
            <text:p>76,25</text:p>
          </table:table-cell>
          <table:table-cell table:formula="of:=([.A8]^2)/([.$A8]^0.5)/2" office:value-type="float" office:value="26.1916017074176" calcext:value-type="float">
            <text:p>26,1916017074</text:p>
          </table:table-cell>
          <table:table-cell table:formula="of:=((([.$A8]+8)*2)^2)/([.$A8]+60)" office:value-type="float" office:value="26.1621621621622" calcext:value-type="float">
            <text:p>26,1621621622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formula="of:=((([.$A9]+1)^2)/4)+20" office:value-type="float" office:value="92.25" calcext:value-type="float">
            <text:p>92,25</text:p>
          </table:table-cell>
          <table:table-cell table:formula="of:=([.A9]^2)/([.$A9]^0.5)/2" office:value-type="float" office:value="32" calcext:value-type="float">
            <text:p>32</text:p>
          </table:table-cell>
          <table:table-cell table:formula="of:=((([.$A9]+8)*2)^2)/([.$A9]+60)" office:value-type="float" office:value="30.3157894736842" calcext:value-type="float">
            <text:p>30,3157894737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formula="of:=((([.$A10]+1)^2)/4)+20" office:value-type="float" office:value="110.25" calcext:value-type="float">
            <text:p>110,25</text:p>
          </table:table-cell>
          <table:table-cell table:formula="of:=([.A10]^2)/([.$A10]^0.5)/2" office:value-type="float" office:value="38.1837661840736" calcext:value-type="float">
            <text:p>38,1837661841</text:p>
          </table:table-cell>
          <table:table-cell table:formula="of:=((([.$A10]+8)*2)^2)/([.$A10]+60)" office:value-type="float" office:value="34.6666666666667" calcext:value-type="float">
            <text:p>34,6666666667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formula="of:=((([.$A11]+1)^2)/4)+20" office:value-type="float" office:value="130.25" calcext:value-type="float">
            <text:p>130,25</text:p>
          </table:table-cell>
          <table:table-cell table:formula="of:=([.A11]^2)/([.$A11]^0.5)/2" office:value-type="float" office:value="44.7213595499958" calcext:value-type="float">
            <text:p>44,72135955</text:p>
          </table:table-cell>
          <table:table-cell table:formula="of:=((([.$A11]+8)*2)^2)/([.$A11]+60)" office:value-type="float" office:value="39.2" calcext:value-type="float">
            <text:p>39,2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formula="of:=((([.$A12]+1)^2)/4)+20" office:value-type="float" office:value="152.25" calcext:value-type="float">
            <text:p>152,25</text:p>
          </table:table-cell>
          <table:table-cell table:formula="of:=([.A12]^2)/([.$A12]^0.5)/2" office:value-type="float" office:value="51.5945733580577" calcext:value-type="float">
            <text:p>51,5945733581</text:p>
          </table:table-cell>
          <table:table-cell table:formula="of:=((([.$A12]+8)*2)^2)/([.$A12]+60)" office:value-type="float" office:value="43.9024390243903" calcext:value-type="float">
            <text:p>43,9024390244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formula="of:=((([.$A13]+1)^2)/4)+20" office:value-type="float" office:value="176.25" calcext:value-type="float">
            <text:p>176,25</text:p>
          </table:table-cell>
          <table:table-cell table:formula="of:=([.A13]^2)/([.$A13]^0.5)/2" office:value-type="float" office:value="58.7877538267963" calcext:value-type="float">
            <text:p>58,7877538268</text:p>
          </table:table-cell>
          <table:table-cell table:formula="of:=((([.$A13]+8)*2)^2)/([.$A13]+60)" office:value-type="float" office:value="48.7619047619048" calcext:value-type="float">
            <text:p>48,7619047619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formula="of:=((([.$A14]+1)^2)/4)+20" office:value-type="float" office:value="202.25" calcext:value-type="float">
            <text:p>202,25</text:p>
          </table:table-cell>
          <table:table-cell table:formula="of:=([.A14]^2)/([.$A14]^0.5)/2" office:value-type="float" office:value="66.2872536767062" calcext:value-type="float">
            <text:p>66,2872536767</text:p>
          </table:table-cell>
          <table:table-cell table:formula="of:=((([.$A14]+8)*2)^2)/([.$A14]+60)" office:value-type="float" office:value="53.7674418604651" calcext:value-type="float">
            <text:p>53,7674418605</text:p>
          </table:table-cell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formula="of:=((([.$A15]+1)^2)/4)+20" office:value-type="float" office:value="230.25" calcext:value-type="float">
            <text:p>230,25</text:p>
          </table:table-cell>
          <table:table-cell table:formula="of:=([.A15]^2)/([.$A15]^0.5)/2" office:value-type="float" office:value="74.0810367098085" calcext:value-type="float">
            <text:p>74,0810367098</text:p>
          </table:table-cell>
          <table:table-cell table:formula="of:=((([.$A15]+8)*2)^2)/([.$A15]+60)" office:value-type="float" office:value="58.9090909090909" calcext:value-type="float">
            <text:p>58,9090909091</text:p>
          </table:table-cell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formula="of:=((([.$A16]+1)^2)/4)+20" office:value-type="float" office:value="260.25" calcext:value-type="float">
            <text:p>260,25</text:p>
          </table:table-cell>
          <table:table-cell table:formula="of:=([.A16]^2)/([.$A16]^0.5)/2" office:value-type="float" office:value="82.1583836257749" calcext:value-type="float">
            <text:p>82,1583836258</text:p>
          </table:table-cell>
          <table:table-cell table:formula="of:=((([.$A16]+8)*2)^2)/([.$A16]+60)" office:value-type="float" office:value="64.1777777777778" calcext:value-type="float">
            <text:p>64,1777777778</text:p>
          </table:table-cell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formula="of:=((([.$A17]+1)^2)/4)+20" office:value-type="float" office:value="292.25" calcext:value-type="float">
            <text:p>292,25</text:p>
          </table:table-cell>
          <table:table-cell table:formula="of:=([.A17]^2)/([.$A17]^0.5)/2" office:value-type="float" office:value="90.5096679918781" calcext:value-type="float">
            <text:p>90,5096679919</text:p>
          </table:table-cell>
          <table:table-cell table:formula="of:=((([.$A17]+8)*2)^2)/([.$A17]+60)" office:value-type="float" office:value="69.5652173913043" calcext:value-type="float">
            <text:p>69,5652173913</text:p>
          </table:table-cell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formula="of:=((([.$A18]+1)^2)/4)+20" office:value-type="float" office:value="326.25" calcext:value-type="float">
            <text:p>326,25</text:p>
          </table:table-cell>
          <table:table-cell table:formula="of:=([.A18]^2)/([.$A18]^0.5)/2" office:value-type="float" office:value="99.1261822123701" calcext:value-type="float">
            <text:p>99,1261822124</text:p>
          </table:table-cell>
          <table:table-cell table:formula="of:=((([.$A18]+8)*2)^2)/([.$A18]+60)" office:value-type="float" office:value="75.063829787234" calcext:value-type="float">
            <text:p>75,0638297872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formula="of:=((([.$A19]+1)^2)/4)+20" office:value-type="float" office:value="362.25" calcext:value-type="float">
            <text:p>362,25</text:p>
          </table:table-cell>
          <table:table-cell table:formula="of:=([.A19]^2)/([.$A19]^0.5)/2" office:value-type="float" office:value="108" calcext:value-type="float">
            <text:p>108</text:p>
          </table:table-cell>
          <table:table-cell table:formula="of:=((([.$A19]+8)*2)^2)/([.$A19]+60)" office:value-type="float" office:value="80.6666666666667" calcext:value-type="float">
            <text:p>80,6666666667</text:p>
          </table:table-cell>
          <table:table-cell table:number-columns-repeated="102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formula="of:=((([.$A20]+1)^2)/4)+20" office:value-type="float" office:value="400.25" calcext:value-type="float">
            <text:p>400,25</text:p>
          </table:table-cell>
          <table:table-cell table:formula="of:=([.A20]^2)/([.$A20]^0.5)/2" office:value-type="float" office:value="117.123866056411" calcext:value-type="float">
            <text:p>117,1238660564</text:p>
          </table:table-cell>
          <table:table-cell table:formula="of:=((([.$A20]+8)*2)^2)/([.$A20]+60)" office:value-type="float" office:value="86.3673469387755" calcext:value-type="float">
            <text:p>86,3673469388</text:p>
          </table:table-cell>
          <table:table-cell table:number-columns-repeated="102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formula="of:=((([.$A21]+1)^2)/4)+20" office:value-type="float" office:value="440.25" calcext:value-type="float">
            <text:p>440,25</text:p>
          </table:table-cell>
          <table:table-cell table:formula="of:=([.A21]^2)/([.$A21]^0.5)/2" office:value-type="float" office:value="126.491106406735" calcext:value-type="float">
            <text:p>126,4911064067</text:p>
          </table:table-cell>
          <table:table-cell table:formula="of:=((([.$A21]+8)*2)^2)/([.$A21]+60)" office:value-type="float" office:value="92.16" calcext:value-type="float">
            <text:p>92,16</text:p>
          </table:table-cell>
          <table:table-cell table:number-columns-repeated="102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formula="of:=((([.$A22]+1)^2)/4)+20" office:value-type="float" office:value="482.25" calcext:value-type="float">
            <text:p>482,25</text:p>
          </table:table-cell>
          <table:table-cell table:formula="of:=([.A22]^2)/([.$A22]^0.5)/2" office:value-type="float" office:value="136.095554666565" calcext:value-type="float">
            <text:p>136,0955546666</text:p>
          </table:table-cell>
          <table:table-cell table:formula="of:=((([.$A22]+8)*2)^2)/([.$A22]+60)" office:value-type="float" office:value="98.0392156862745" calcext:value-type="float">
            <text:p>98,0392156863</text:p>
          </table:table-cell>
          <table:table-cell table:number-columns-repeated="10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formula="of:=((([.$A23]+1)^2)/4)+20" office:value-type="float" office:value="526.25" calcext:value-type="float">
            <text:p>526,25</text:p>
          </table:table-cell>
          <table:table-cell table:formula="of:=([.A23]^2)/([.$A23]^0.5)/2" office:value-type="float" office:value="145.931490775638" calcext:value-type="float">
            <text:p>145,9314907756</text:p>
          </table:table-cell>
          <table:table-cell table:formula="of:=((([.$A23]+8)*2)^2)/([.$A23]+60)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formula="of:=((([.$A24]+1)^2)/4)+20" office:value-type="float" office:value="572.25" calcext:value-type="float">
            <text:p>572,25</text:p>
          </table:table-cell>
          <table:table-cell table:formula="of:=([.A24]^2)/([.$A24]^0.5)/2" office:value-type="float" office:value="155.993589611881" calcext:value-type="float">
            <text:p>155,9935896119</text:p>
          </table:table-cell>
          <table:table-cell table:formula="of:=((([.$A24]+8)*2)^2)/([.$A24]+60)" office:value-type="float" office:value="110.037735849057" calcext:value-type="float">
            <text:p>110,0377358491</text:p>
          </table:table-cell>
          <table:table-cell table:number-columns-repeated="10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formula="of:=((([.$A25]+1)^2)/4)+20" office:value-type="float" office:value="620.25" calcext:value-type="float">
            <text:p>620,25</text:p>
          </table:table-cell>
          <table:table-cell table:formula="of:=([.A25]^2)/([.$A25]^0.5)/2" office:value-type="float" office:value="166.276877526612" calcext:value-type="float">
            <text:p>166,2768775266</text:p>
          </table:table-cell>
          <table:table-cell table:formula="of:=((([.$A25]+8)*2)^2)/([.$A25]+60)" office:value-type="float" office:value="116.148148148148" calcext:value-type="float">
            <text:p>116,1481481481</text:p>
          </table:table-cell>
          <table:table-cell table:number-columns-repeated="102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formula="of:=((([.$A26]+1)^2)/4)+20" office:value-type="float" office:value="670.25" calcext:value-type="float">
            <text:p>670,25</text:p>
          </table:table-cell>
          <table:table-cell table:formula="of:=([.A26]^2)/([.$A26]^0.5)/2" office:value-type="float" office:value="176.776695296637" calcext:value-type="float">
            <text:p>176,7766952966</text:p>
          </table:table-cell>
          <table:table-cell table:formula="of:=((([.$A26]+8)*2)^2)/([.$A26]+60)" office:value-type="float" office:value="122.327272727273" calcext:value-type="float">
            <text:p>122,3272727273</text:p>
          </table:table-cell>
          <table:table-cell table:number-columns-repeated="102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formula="of:=((([.$A27]+1)^2)/4)+20" office:value-type="float" office:value="722.25" calcext:value-type="float">
            <text:p>722,25</text:p>
          </table:table-cell>
          <table:table-cell table:formula="of:=([.A27]^2)/([.$A27]^0.5)/2" office:value-type="float" office:value="187.488666324127" calcext:value-type="float">
            <text:p>187,4886663241</text:p>
          </table:table-cell>
          <table:table-cell table:formula="of:=((([.$A27]+8)*2)^2)/([.$A27]+60)" office:value-type="float" office:value="128.571428571429" calcext:value-type="float">
            <text:p>128,5714285714</text:p>
          </table:table-cell>
          <table:table-cell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formula="of:=((([.$A28]+1)^2)/4)+20" office:value-type="float" office:value="776.25" calcext:value-type="float">
            <text:p>776,25</text:p>
          </table:table-cell>
          <table:table-cell table:formula="of:=([.A28]^2)/([.$A28]^0.5)/2" office:value-type="float" office:value="198.408669165437" calcext:value-type="float">
            <text:p>198,4086691654</text:p>
          </table:table-cell>
          <table:table-cell table:formula="of:=((([.$A28]+8)*2)^2)/([.$A28]+60)" office:value-type="float" office:value="134.877192982456" calcext:value-type="float">
            <text:p>134,8771929825</text:p>
          </table:table-cell>
          <table:table-cell table:number-columns-repeated="102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formula="of:=((([.$A29]+1)^2)/4)+20" office:value-type="float" office:value="832.25" calcext:value-type="float">
            <text:p>832,25</text:p>
          </table:table-cell>
          <table:table-cell table:formula="of:=([.A29]^2)/([.$A29]^0.5)/2" office:value-type="float" office:value="209.532813659341" calcext:value-type="float">
            <text:p>209,5328136593</text:p>
          </table:table-cell>
          <table:table-cell table:formula="of:=((([.$A29]+8)*2)^2)/([.$A29]+60)" office:value-type="float" office:value="141.241379310345" calcext:value-type="float">
            <text:p>141,2413793103</text:p>
          </table:table-cell>
          <table:table-cell table:number-columns-repeated="102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formula="of:=((([.$A30]+1)^2)/4)+20" office:value-type="float" office:value="890.25" calcext:value-type="float">
            <text:p>890,25</text:p>
          </table:table-cell>
          <table:table-cell table:formula="of:=([.A30]^2)/([.$A30]^0.5)/2" office:value-type="float" office:value="220.857420070053" calcext:value-type="float">
            <text:p>220,8574200701</text:p>
          </table:table-cell>
          <table:table-cell table:formula="of:=((([.$A30]+8)*2)^2)/([.$A30]+60)" office:value-type="float" office:value="147.661016949153" calcext:value-type="float">
            <text:p>147,6610169492</text:p>
          </table:table-cell>
          <table:table-cell table:number-columns-repeated="102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formula="of:=((([.$A31]+1)^2)/4)+20" office:value-type="float" office:value="950.25" calcext:value-type="float">
            <text:p>950,25</text:p>
          </table:table-cell>
          <table:table-cell table:formula="of:=([.A31]^2)/([.$A31]^0.5)/2" office:value-type="float" office:value="232.379000772445" calcext:value-type="float">
            <text:p>232,3790007724</text:p>
          </table:table-cell>
          <table:table-cell table:formula="of:=((([.$A31]+8)*2)^2)/([.$A31]+60)" office:value-type="float" office:value="154.133333333333" calcext:value-type="float">
            <text:p>154,1333333333</text:p>
          </table:table-cell>
          <table:table-cell table:number-columns-repeated="102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formula="of:=((([.$A32]+1)^2)/4)+20" office:value-type="float" office:value="1012.25" calcext:value-type="float">
            <text:p>1012,25</text:p>
          </table:table-cell>
          <table:table-cell table:formula="of:=([.A32]^2)/([.$A32]^0.5)/2" office:value-type="float" office:value="244.094244094366" calcext:value-type="float">
            <text:p>244,0942440944</text:p>
          </table:table-cell>
          <table:table-cell table:formula="of:=((([.$A32]+8)*2)^2)/([.$A32]+60)" office:value-type="float" office:value="160.655737704918" calcext:value-type="float">
            <text:p>160,6557377049</text:p>
          </table:table-cell>
          <table:table-cell table:number-columns-repeated="102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formula="of:=((([.$A33]+1)^2)/4)+20" office:value-type="float" office:value="1076.25" calcext:value-type="float">
            <text:p>1076,25</text:p>
          </table:table-cell>
          <table:table-cell table:formula="of:=([.A33]^2)/([.$A33]^0.5)/2" office:value-type="float" office:value="256" calcext:value-type="float">
            <text:p>256</text:p>
          </table:table-cell>
          <table:table-cell table:formula="of:=((([.$A33]+8)*2)^2)/([.$A33]+60)" office:value-type="float" office:value="167.225806451613" calcext:value-type="float">
            <text:p>167,2258064516</text:p>
          </table:table-cell>
          <table:table-cell table:number-columns-repeated="102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formula="of:=((([.$A34]+1)^2)/4)+20" office:value-type="float" office:value="1142.25" calcext:value-type="float">
            <text:p>1142,25</text:p>
          </table:table-cell>
          <table:table-cell table:formula="of:=([.A34]^2)/([.$A34]^0.5)/2" office:value-type="float" office:value="268.093267352987" calcext:value-type="float">
            <text:p>268,093267353</text:p>
          </table:table-cell>
          <table:table-cell table:formula="of:=((([.$A34]+8)*2)^2)/([.$A34]+60)" office:value-type="float" office:value="173.84126984127" calcext:value-type="float">
            <text:p>173,8412698413</text:p>
          </table:table-cell>
          <table:table-cell table:number-columns-repeated="102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formula="of:=((([.$A35]+1)^2)/4)+20" office:value-type="float" office:value="1210.25" calcext:value-type="float">
            <text:p>1210,25</text:p>
          </table:table-cell>
          <table:table-cell table:formula="of:=([.A35]^2)/([.$A35]^0.5)/2" office:value-type="float" office:value="280.371182542001" calcext:value-type="float">
            <text:p>280,371182542</text:p>
          </table:table-cell>
          <table:table-cell table:formula="of:=((([.$A35]+8)*2)^2)/([.$A35]+60)" office:value-type="float" office:value="180.5" calcext:value-type="float">
            <text:p>180,5</text:p>
          </table:table-cell>
          <table:table-cell table:number-columns-repeated="102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formula="of:=((([.$A36]+1)^2)/4)+20" office:value-type="float" office:value="1280.25" calcext:value-type="float">
            <text:p>1280,25</text:p>
          </table:table-cell>
          <table:table-cell table:formula="of:=([.A36]^2)/([.$A36]^0.5)/2" office:value-type="float" office:value="292.831009286926" calcext:value-type="float">
            <text:p>292,8310092869</text:p>
          </table:table-cell>
          <table:table-cell table:formula="of:=((([.$A36]+8)*2)^2)/([.$A36]+60)" office:value-type="float" office:value="187.2" calcext:value-type="float">
            <text:p>187,2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0000-00-00T20:16:27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3-10-24T23:59:17.25</meta:creation-date>
    <dc:date>2015-07-25T20:17:48.124000000</dc:date>
    <meta:editing-duration>PT16M48S</meta:editing-duration>
    <meta:editing-cycles>7</meta:editing-cycles>
    <meta:generator>LibreOffice/4.1.5.3$Windows_x86 LibreOffice_project/1c1366bba2ba2b554cd2ca4d87c06da81c05d24</meta:generator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664cm" style:legend-expansion="high" chart:style-name="ch2"/>
        <chart:plot-area chart:style-name="ch3" table:cell-range-address="Feuille1.A3:Feuille1.D36" chart:data-source-has-labels="column" svg:x="0.77cm" svg:y="0.855cm" svg:width="11.658cm" svg:height="7.545cm">
          <chartooo:coordinate-region svg:x="1.762cm" svg:y="1.068cm" svg:width="10.479cm" svg:height="6.235cm"/>
          <chart:axis chart:dimension="x" chart:name="primary-x" chart:style-name="ch4" chartooo:axis-type="auto">
            <chartooo:date-scale/>
            <chart:categories table:cell-range-address="Feuille1.A3:Feuille1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36" chart:class="chart:line">
            <chart:data-point chart:repeated="34"/>
          </chart:series>
          <chart:series chart:style-name="ch8" chart:values-cell-range-address="Feuille1.C3:Feuille1.C36" chart:class="chart:line">
            <chart:data-point chart:repeated="34"/>
          </chart:series>
          <chart:series chart:style-name="ch9" chart:values-cell-range-address="Feuille1.D3:Feuille1.D36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Feuille1.A3:Feuille1.A36</svg:desc>
                </draw:g>
              </table:table-cell>
              <table:table-cell office:value-type="float" office:value="26.25">
                <text:p>26.25</text:p>
                <draw:g>
                  <svg:desc>Feuille1.B3:Feuille1.B36</svg:desc>
                </draw:g>
              </table:table-cell>
              <table:table-cell office:value-type="float" office:value="4">
                <text:p>4</text:p>
                <draw:g>
                  <svg:desc>Feuille1.C3:Feuille1.C36</svg:desc>
                </draw:g>
              </table:table-cell>
              <table:table-cell office:value-type="float" office:value="9">
                <text:p>9</text:p>
                <draw:g>
                  <svg:desc>Feuille1.D3:Feuille1.D3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.25">
                <text:p>32.25</text:p>
              </table:table-cell>
              <table:table-cell office:value-type="float" office:value="7.34846922834953">
                <text:p>7.34846922834953</text:p>
              </table:table-cell>
              <table:table-cell office:value-type="float" office:value="11.8787878787879">
                <text:p>11.87878787878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5">
                <text:p>40.25</text:p>
              </table:table-cell>
              <table:table-cell office:value-type="float" office:value="11.3137084989848">
                <text:p>11.3137084989848</text:p>
              </table:table-cell>
              <table:table-cell office:value-type="float" office:value="15.0588235294118">
                <text:p>15.0588235294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.25">
                <text:p>50.25</text:p>
              </table:table-cell>
              <table:table-cell office:value-type="float" office:value="15.8113883008419">
                <text:p>15.8113883008419</text:p>
              </table:table-cell>
              <table:table-cell office:value-type="float" office:value="18.5142857142857">
                <text:p>18.51428571428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2.25">
                <text:p>62.25</text:p>
              </table:table-cell>
              <table:table-cell office:value-type="float" office:value="20.7846096908265">
                <text:p>20.7846096908265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.25">
                <text:p>76.25</text:p>
              </table:table-cell>
              <table:table-cell office:value-type="float" office:value="26.1916017074176">
                <text:p>26.1916017074176</text:p>
              </table:table-cell>
              <table:table-cell office:value-type="float" office:value="26.1621621621622">
                <text:p>26.16216216216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.25">
                <text:p>92.25</text:p>
              </table:table-cell>
              <table:table-cell office:value-type="float" office:value="32">
                <text:p>32</text:p>
              </table:table-cell>
              <table:table-cell office:value-type="float" office:value="30.3157894736842">
                <text:p>30.31578947368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0.25">
                <text:p>110.25</text:p>
              </table:table-cell>
              <table:table-cell office:value-type="float" office:value="38.1837661840736">
                <text:p>38.1837661840736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.25">
                <text:p>130.25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2.25">
                <text:p>152.25</text:p>
              </table:table-cell>
              <table:table-cell office:value-type="float" office:value="51.5945733580577">
                <text:p>51.5945733580577</text:p>
              </table:table-cell>
              <table:table-cell office:value-type="float" office:value="43.9024390243903">
                <text:p>43.90243902439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.25">
                <text:p>176.25</text:p>
              </table:table-cell>
              <table:table-cell office:value-type="float" office:value="58.7877538267963">
                <text:p>58.7877538267963</text:p>
              </table:table-cell>
              <table:table-cell office:value-type="float" office:value="48.7619047619048">
                <text:p>48.76190476190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2.25">
                <text:p>202.25</text:p>
              </table:table-cell>
              <table:table-cell office:value-type="float" office:value="66.2872536767062">
                <text:p>66.2872536767062</text:p>
              </table:table-cell>
              <table:table-cell office:value-type="float" office:value="53.7674418604651">
                <text:p>53.7674418604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30.25">
                <text:p>230.25</text:p>
              </table:table-cell>
              <table:table-cell office:value-type="float" office:value="74.0810367098085">
                <text:p>74.0810367098085</text:p>
              </table:table-cell>
              <table:table-cell office:value-type="float" office:value="58.9090909090909">
                <text:p>58.90909090909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.25">
                <text:p>260.25</text:p>
              </table:table-cell>
              <table:table-cell office:value-type="float" office:value="82.1583836257749">
                <text:p>82.1583836257749</text:p>
              </table:table-cell>
              <table:table-cell office:value-type="float" office:value="64.1777777777778">
                <text:p>64.1777777777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92.25">
                <text:p>292.25</text:p>
              </table:table-cell>
              <table:table-cell office:value-type="float" office:value="90.5096679918781">
                <text:p>90.5096679918781</text:p>
              </table:table-cell>
              <table:table-cell office:value-type="float" office:value="69.5652173913043">
                <text:p>69.56521739130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6.25">
                <text:p>326.25</text:p>
              </table:table-cell>
              <table:table-cell office:value-type="float" office:value="99.1261822123701">
                <text:p>99.1261822123701</text:p>
              </table:table-cell>
              <table:table-cell office:value-type="float" office:value="75.063829787234">
                <text:p>75.0638297872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2.25">
                <text:p>362.25</text:p>
              </table:table-cell>
              <table:table-cell office:value-type="float" office:value="108">
                <text:p>10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00.25">
                <text:p>400.25</text:p>
              </table:table-cell>
              <table:table-cell office:value-type="float" office:value="117.123866056411">
                <text:p>117.123866056411</text:p>
              </table:table-cell>
              <table:table-cell office:value-type="float" office:value="86.3673469387755">
                <text:p>86.3673469387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0.25">
                <text:p>440.25</text:p>
              </table:table-cell>
              <table:table-cell office:value-type="float" office:value="126.491106406735">
                <text:p>126.491106406735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82.25">
                <text:p>482.25</text:p>
              </table:table-cell>
              <table:table-cell office:value-type="float" office:value="136.095554666565">
                <text:p>136.095554666565</text:p>
              </table:table-cell>
              <table:table-cell office:value-type="float" office:value="98.0392156862745">
                <text:p>98.03921568627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26.25">
                <text:p>526.25</text:p>
              </table:table-cell>
              <table:table-cell office:value-type="float" office:value="145.931490775638">
                <text:p>145.9314907756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72.25">
                <text:p>572.25</text:p>
              </table:table-cell>
              <table:table-cell office:value-type="float" office:value="155.993589611881">
                <text:p>155.993589611881</text:p>
              </table:table-cell>
              <table:table-cell office:value-type="float" office:value="110.037735849057">
                <text:p>110.03773584905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20.25">
                <text:p>620.25</text:p>
              </table:table-cell>
              <table:table-cell office:value-type="float" office:value="166.276877526612">
                <text:p>166.276877526612</text:p>
              </table:table-cell>
              <table:table-cell office:value-type="float" office:value="116.148148148148">
                <text:p>116.1481481481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0.25">
                <text:p>670.25</text:p>
              </table:table-cell>
              <table:table-cell office:value-type="float" office:value="176.776695296637">
                <text:p>176.776695296637</text:p>
              </table:table-cell>
              <table:table-cell office:value-type="float" office:value="122.327272727273">
                <text:p>122.32727272727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22.25">
                <text:p>722.25</text:p>
              </table:table-cell>
              <table:table-cell office:value-type="float" office:value="187.488666324127">
                <text:p>187.488666324127</text:p>
              </table:table-cell>
              <table:table-cell office:value-type="float" office:value="128.571428571429">
                <text:p>128.5714285714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76.25">
                <text:p>776.25</text:p>
              </table:table-cell>
              <table:table-cell office:value-type="float" office:value="198.408669165437">
                <text:p>198.408669165437</text:p>
              </table:table-cell>
              <table:table-cell office:value-type="float" office:value="134.877192982456">
                <text:p>134.87719298245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32.25">
                <text:p>832.25</text:p>
              </table:table-cell>
              <table:table-cell office:value-type="float" office:value="209.532813659341">
                <text:p>209.532813659341</text:p>
              </table:table-cell>
              <table:table-cell office:value-type="float" office:value="141.241379310345">
                <text:p>141.2413793103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90.25">
                <text:p>890.25</text:p>
              </table:table-cell>
              <table:table-cell office:value-type="float" office:value="220.857420070053">
                <text:p>220.857420070053</text:p>
              </table:table-cell>
              <table:table-cell office:value-type="float" office:value="147.661016949153">
                <text:p>147.6610169491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0.25">
                <text:p>950.25</text:p>
              </table:table-cell>
              <table:table-cell office:value-type="float" office:value="232.379000772445">
                <text:p>232.379000772445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12.25">
                <text:p>1012.25</text:p>
              </table:table-cell>
              <table:table-cell office:value-type="float" office:value="244.094244094366">
                <text:p>244.094244094366</text:p>
              </table:table-cell>
              <table:table-cell office:value-type="float" office:value="160.655737704918">
                <text:p>160.6557377049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6.25">
                <text:p>1076.25</text:p>
              </table:table-cell>
              <table:table-cell office:value-type="float" office:value="256">
                <text:p>256</text:p>
              </table:table-cell>
              <table:table-cell office:value-type="float" office:value="167.225806451613">
                <text:p>167.22580645161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2.25">
                <text:p>1142.25</text:p>
              </table:table-cell>
              <table:table-cell office:value-type="float" office:value="268.093267352987">
                <text:p>268.093267352987</text:p>
              </table:table-cell>
              <table:table-cell office:value-type="float" office:value="173.84126984127">
                <text:p>173.841269841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10.25">
                <text:p>1210.25</text:p>
              </table:table-cell>
              <table:table-cell office:value-type="float" office:value="280.371182542001">
                <text:p>280.37118254200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80.25">
                <text:p>1280.25</text:p>
              </table:table-cell>
              <table:table-cell office:value-type="float" office:value="292.831009286926">
                <text:p>292.831009286926</text:p>
              </table:table-cell>
              <table:table-cell office:value-type="float" office:value="187.2">
                <text:p>1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